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Laurent Godard</meta:initial-creator>
    <meta:creation-date>2006-04-18T19:55:02</meta:creation-date>
    <dc:creator>Laurent Godard</dc:creator>
    <dc:date>2006-04-18T19:56:04</dc:date>
    <dc:language>fr-FR</dc:language>
    <meta:editing-cycles>2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14"/>
  </office:meta>
</office:document-meta>
</file>